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9cm" svg:height="5.7cm" svg:x="4.393cm" svg:y="2.5cm">
          <text:p text:style-name="P1">Piscina</text:p>
          <text:p text:style-name="P1">de</text:p>
          <text:p text:style-name="P1">Contadores</text:p>
          <text:p text:style-name="P1">1-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9cm" svg:height="5.7cm" svg:x="9.46cm" svg:y="2.5cm">
          <text:p text:style-name="P1">Piscina</text:p>
          <text:p text:style-name="P1">de</text:p>
          <text:p text:style-name="P1">Contadores</text:p>
          <text:p text:style-name="P1">1-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9cm" svg:height="5.7cm" svg:x="14.528cm" svg:y="2.5cm">
          <text:p text:style-name="P1">Piscina</text:p>
          <text:p text:style-name="P1">de</text:p>
          <text:p text:style-name="P1">Contadores</text:p>
          <text:p text:style-name="P1">2-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9cm" svg:height="5.7cm" svg:x="19.593cm" svg:y="2.5cm">
          <text:p text:style-name="P1">Piscina</text:p>
          <text:p text:style-name="P1">de</text:p>
          <text:p text:style-name="P1">Contadores</text:p>
          <text:p text:style-name="P1">2-B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10.13cm" svg:height="1.7cm" svg:x="5.51cm" svg:y="10.5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layer="layout" svg:width="6.386cm" svg:height="1.038cm" svg:x="15.925cm" svg:y="10.831cm">
            <draw:text-box>
              <text:p>Piscina contadores []</text:p>
            </draw:text-box>
          </draw:frame>
          <draw:custom-shape draw:style-name="gr3" draw:text-style-name="P1" xml:id="id3" draw:id="id3" draw:layer="layout" svg:width="1.7cm" svg:height="1.7cm" svg:x="7.21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cm" svg:height="1.7cm" svg:x="8.91cm" svg:y="10.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035cm" svg:height="1.038cm" svg:x="10.926cm" svg:y="10.831cm">
            <draw:text-box>
              <text:p>...</text:p>
            </draw:text-box>
          </draw:frame>
          <draw:custom-shape draw:style-name="gr3" draw:text-style-name="P1" xml:id="id1" draw:id="id1" draw:layer="layout" svg:width="1.7cm" svg:height="1.7cm" svg:x="5.51cm" svg:y="10.5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6.36cm" svg:y1="10.5cm" svg:x2="11.41cm" svg:y2="8.2cm" draw:start-shape="id1" draw:start-glue-point="0" draw:end-shape="id2" draw:end-glue-point="2" svg:d="M6360 10500c0-1725 5050-575 5050-2300" svg:viewBox="0 0 5051 2301">
          <text:p/>
        </draw:connector>
        <draw:connector draw:style-name="gr5" draw:text-style-name="P1" draw:layer="layout" draw:type="curve" svg:x1="8.06cm" svg:y1="10.5cm" svg:x2="21.543cm" svg:y2="8.2cm" draw:start-shape="id3" draw:end-shape="id4" draw:end-glue-point="2" svg:d="M8060 10500c0-1725 13483-575 13483-2300" svg:viewBox="0 0 13484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5T17:48:41.472399711</meta:creation-date>
    <dc:date>2014-09-05T18:30:28.632197224</dc:date>
    <dc:creator>Eugenio Pérez Martín</dc:creator>
    <meta:editing-duration>PT10M45S</meta:editing-duration>
    <meta:editing-cycles>1</meta:editing-cycles>
    <meta:generator>LibreOffice/4.2.5.2$Linux_X86_64 LibreOffice_project/420m0$Build-2</meta:generator>
    <meta:document-statistic meta:object-count="13"/>
  </office:meta>
</office:document-meta>
</file>